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60000003E5F669C90.png"/>
  <manifest:file-entry manifest:media-type="image/png" manifest:full-path="Pictures/10000201000001860000003E23029A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gr1" style:family="graphic" style:parent-style-name="standard">
      <style:graphic-properties draw:stroke="none" draw:fill="none" fo:min-height="2.288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040477" fo:min-height="3.137cm" draw:shadow="hidden" draw:shadow-color="#808080"/>
    </style:style>
    <style:style style:name="pr2" style:family="presentation" style:parent-style-name="Default-subtitle" style:list-style-name="L4">
      <style:graphic-properties draw:fill-color="#ffffff" draw:auto-grow-height="true" fo:min-height="5.08cm"/>
    </style:style>
    <style:style style:name="pr3" style:family="presentation" style:parent-style-name="Default-notes">
      <style:graphic-properties draw:stroke="none" draw:fill="none" draw:fill-color="#ffffff" draw:auto-grow-height="true" fo:min-height="12.208cm" draw:shadow="hidden" draw:shadow-color="#919191"/>
    </style:style>
    <style:style style:name="pr4" style:family="presentation" style:parent-style-name="Default-title">
      <style:graphic-properties draw:fill-color="#ffffff" draw:auto-grow-height="true" fo:min-height="3.508cm"/>
    </style:style>
    <style:style style:name="pr5" style:family="presentation" style:parent-style-name="Default-subtitle" style:list-style-name="L4">
      <style:graphic-properties draw:fill-color="#ffffff" fo:min-height="11.43cm"/>
    </style:style>
    <style:style style:name="pr6" style:family="presentation" style:parent-style-name="Default-notes">
      <style:graphic-properties draw:fill-color="#ffffff" fo:min-height="12.208cm"/>
    </style:style>
    <style:style style:name="pr7" style:family="presentation" style:parent-style-name="Default-subtitle" style:list-style-name="L4">
      <style:graphic-properties draw:fill-color="#ffffff" fo:min-height="11.43cm"/>
    </style:style>
    <style:style style:name="pr8" style:family="presentation" style:parent-style-name="Default-title">
      <style:graphic-properties fo:min-height="2.886cm"/>
    </style:style>
    <style:style style:name="pr9" style:family="presentation" style:parent-style-name="Default-subtitle" style:list-style-name="L4">
      <style:graphic-properties draw:fill-color="#ffffff" fo:min-height="11.43cm"/>
    </style:style>
    <style:style style:name="pr10" style:family="presentation" style:parent-style-name="Default-notes">
      <style:graphic-properties draw:fill-color="#ffffff" fo:min-height="11.957cm"/>
    </style:style>
    <style:style style:name="pr11" style:family="presentation" style:parent-style-name="Default-subtitle" style:list-style-name="L4">
      <style:graphic-properties draw:fill-color="#ffffff" fo:min-height="11.43cm"/>
    </style:style>
    <style:style style:name="pr12" style:family="presentation" style:parent-style-name="Default-subtitle" style:list-style-name="L4">
      <style:graphic-properties draw:fill-color="#ffffff" fo:min-height="11.43cm"/>
    </style:style>
    <style:style style:name="pr13" style:family="presentation" style:parent-style-name="Default-title">
      <style:graphic-properties draw:fill-color="#ffffff" draw:auto-grow-height="true" fo:min-height="2.54cm"/>
    </style:style>
    <style:style style:name="pr14" style:family="presentation" style:parent-style-name="Default-subtitle" style:list-style-name="L4">
      <style:graphic-properties draw:fill-color="#ffffff" fo:min-height="11.89cm"/>
    </style:style>
    <style:style style:name="pr15" style:family="presentation" style:parent-style-name="Default-subtitle" style:list-style-name="L4">
      <style:graphic-properties draw:fill-color="#ffffff" fo:min-height="11.89cm"/>
    </style:style>
    <style:style style:name="pr16" style:family="presentation" style:parent-style-name="Default-title">
      <style:graphic-properties draw:fill-color="#ffffff" fo:min-height="3.257cm"/>
    </style:style>
    <style:style style:name="pr17" style:family="presentation" style:parent-style-name="Default-subtitle" style:list-style-name="L4">
      <style:graphic-properties draw:fill-color="#ffffff" fo:min-height="11.89cm"/>
    </style:style>
    <style:style style:name="pr18" style:family="presentation" style:parent-style-name="Default-subtitle" style:list-style-name="L5">
      <style:graphic-properties draw:fill-color="#ffffff" fo:min-height="11.4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0000ff" fo:font-size="36pt" style:font-size-asian="36pt" style:font-size-complex="36pt"/>
    </style:style>
    <style:style style:name="P5" style:family="paragraph">
      <style:paragraph-properties fo:margin-left="1.2cm" fo:margin-right="0cm" fo:text-indent="-0.6cm"/>
    </style:style>
    <style:style style:name="P6" style:family="paragraph">
      <style:paragraph-properties fo:margin-left="1.2cm" fo:margin-right="0cm" fo:text-indent="-0.6cm"/>
      <style:text-properties fo:font-size="32pt"/>
    </style:style>
    <style:style style:name="P7" style:family="paragraph">
      <style:paragraph-properties fo:margin-left="0cm" fo:margin-right="0cm" fo:line-height="150%" fo:text-align="start" fo:text-indent="0cm"/>
    </style:style>
    <style:style style:name="P8" style:family="paragraph">
      <style:paragraph-properties text:enable-numbering="true" fo:margin-left="1.2cm" fo:margin-right="0cm" fo:line-height="150%" fo:text-align="start" fo:text-indent="-0.6cm"/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9" style:family="paragraph">
      <style:paragraph-properties fo:margin-left="0cm" fo:margin-right="0cm" fo:text-indent="0cm"/>
      <style:text-properties fo:font-size="10pt"/>
    </style:style>
    <style:style style:name="P10" style:family="paragraph">
      <style:paragraph-properties text:enable-numbering="true" fo:margin-left="0cm" fo:margin-right="0cm" fo:line-height="150%" fo:text-align="start" fo:text-indent="0cm"/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11" style:family="paragraph">
      <style:paragraph-properties fo:margin-left="0cm" fo:margin-right="0cm" fo:line-height="200%" fo:text-align="start" fo:text-indent="0cm"/>
    </style:style>
    <style:style style:name="P12" style:family="paragraph">
      <style:paragraph-properties text:enable-numbering="false" fo:margin-left="0cm" fo:margin-right="0cm" fo:line-height="200%" fo:text-align="start" fo:text-indent="0cm"/>
      <style:text-properties fo:font-size="2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0000ff" fo:font-size="36pt" style:font-size-asian="36pt" style:font-size-complex="36pt"/>
    </style:style>
    <style:style style:name="T3" style:family="text">
      <style:text-properties fo:color="#000000" fo:font-size="32pt"/>
    </style:style>
    <style:style style:name="T4" style:family="text">
      <style:text-properties fo:font-size="32pt"/>
    </style:style>
    <style:style style:name="T5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•">
        <style:list-level-properties/>
        <style:text-properties fo:font-family="'Nokia Large'" style:font-family-generic="swiss" style:font-pitch="variable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Nokia Large'" style:font-family-generic="swiss" style:font-pitch="variable" fo:color="#0033cc" fo:font-size="100%"/>
      </text:list-level-style-bullet>
      <text:list-level-style-bullet text:level="2" text:bullet-char="•">
        <style:list-level-properties text:space-before="1.309cm"/>
        <style:text-properties fo:font-family="'Nokia Sans Wide'" style:font-family-generic="swiss" style:font-pitch="variable" fo:color="#0033cc" fo:font-size="100%"/>
      </text:list-level-style-bullet>
      <text:list-level-style-bullet text:level="3" text:bullet-char="•">
        <style:list-level-properties text:space-before="2.645cm"/>
        <style:text-properties fo:font-family="'Nokia Sans Wide'" style:font-family-generic="swiss" style:font-pitch="variable" fo:color="#0033cc" fo:font-size="100%"/>
      </text:list-level-style-bullet>
      <text:list-level-style-bullet text:level="4" text:bullet-char="•">
        <style:list-level-properties text:space-before="4.242cm"/>
        <style:text-properties fo:font-family="'Nokia Sans Wide'" style:font-family-generic="swiss" style:font-pitch="variable" fo:color="#0033cc" fo:font-size="100%"/>
      </text:list-level-style-bullet>
      <text:list-level-style-bullet text:level="5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6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7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8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9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09  Nokia   2009-07-07 / Ali</presentation:footer-decl>
      <draw:page draw:name="page1" draw:style-name="dp1" draw:master-page-name="Default" presentation:presentation-page-layout-name="AL1T1" presentation:use-footer-name="ftr1" draw:id="id1">
        <office:forms form:automatic-focus="false" form:apply-design-mode="false"/>
        <draw:frame presentation:style-name="pr1" draw:text-style-name="P2" draw:layer="layout" svg:width="26.493cm" svg:height="3.625cm" svg:x="0.177cm" svg:y="2.334cm" presentation:class="title" presentation:user-transformed="true">
          <draw:text-box>
            <text:p text:style-name="P1"><text:span text:style-name="T1">The Hynerian Empire</text:span><text:span text:style-name="T1"><text:line-break/></text:span><text:span text:style-name="T1">and Beyond</text:span></text:p>
          </draw:text-box>
        </draw:frame>
        <draw:frame draw:style-name="gr1" draw:text-style-name="P4" draw:layer="layout" svg:width="22.225cm" svg:height="2.538cm" svg:x="3.81cm" svg:y="6.985cm">
          <draw:text-box>
            <text:p text:style-name="P3"><text:span text:style-name="T2"><text:s text:c="4"/></text:span><text:span text:style-name="T2">A visit through Rygel's universe</text:span></text:p>
          </draw:text-box>
        </draw:frame>
        <draw:frame presentation:style-name="pr2" draw:text-style-name="P6" draw:layer="layout" svg:width="14.605cm" svg:height="5.08cm" svg:x="12.065cm" svg:y="9.525cm">
          <draw:text-box>
            <text:p text:style-name="P5"><text:span text:style-name="T3">Zeeshan Ali (Khattak)</text:span></text:p>
            <text:p text:style-name="P5"><text:span text:style-name="T4"/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648cm" svg:height="9.454cm" svg:x="2.522cm" svg:y="2.346cm" draw:page-number="1"/>
          <draw:frame presentation:style-name="pr3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draw:id="id2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Involved protocols and concepts</text:p>
          </draw:text-box>
        </draw:frame>
        <draw:frame presentation:style-name="pr5" draw:text-style-name="P8" draw:layer="layout" svg:width="24.369cm" svg:height="11.43cm" svg:x="1.27cm" svg:y="4.446cm">
          <draw:text-box>
            <text:list text:style-name="L4">
              <text:list-item>
                <text:list>
                  <text:list-item>
                    <text:p text:style-name="P7"><text:span text:style-name="T5">Universal Plug n Play (UPnP)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5">Discovery, description, control &amp; event notification</text:span></text:p>
                              </text:list-item>
                              <text:list-item>
                                <text:p text:style-name="P7"><text:span text:style-name="T5">Device, Service, CP, Action &amp; State Variable</text:span></text:p>
                              </text:list-item>
                              <text:list-item>
                                <text:p text:style-name="P7"><text:span text:style-name="T5">IGD, Printer &amp; Lightening Control etc</text:span></text:p>
                              </text:list-item>
                              <text:list-item>
                                <text:p text:style-name="P7"><text:span text:style-name="T5">AV: Media Server, Media Rendere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5">Digital Living Network Alliance (DLNA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2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draw:id="id3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What is Rygel?</text:p>
          </draw:text-box>
        </draw:frame>
        <draw:frame presentation:style-name="pr7" draw:text-style-name="P8" draw:layer="layout" svg:width="24.369cm" svg:height="11.43cm" svg:x="1.27cm" svg:y="3.81cm">
          <draw:text-box>
            <text:list text:style-name="L4">
              <text:list-item>
                <text:list>
                  <text:list-item>
                    <text:p text:style-name="P7"><text:span text:style-name="T5">Dominar of the Hynerian Empire (Farscape)</text:span></text:p>
                  </text:list-item>
                  <text:list-item>
                    <text:p text:style-name="P7"><text:span text:style-name="T5">Collection of UPnP/DLNA services (devices)</text:span></text:p>
                  </text:list-item>
                  <text:list-item>
                    <text:p text:style-name="P7"><text:span text:style-name="T5">gupnp-media-server</text:span></text:p>
                  </text:list-item>
                  <text:list-item>
                    <text:p text:style-name="P7"><text:span text:style-name="T5">GNOME/Maemo</text:span></text:p>
                  </text:list-item>
                  <text:list-item>
                    <text:p text:style-name="P7"><text:span text:style-name="T5">Written (almost) entirely in Vala</text:span></text:p>
                  </text:list-item>
                  <text:list-item>
                    <text:p text:style-name="P7"><text:span text:style-name="T5">Licensed under LGPL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3" presentation:class="page"/>
          <draw:frame presentation:style-name="pr6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draw:id="id4">
        <office:forms form:automatic-focus="false" form:apply-design-mode="false"/>
        <draw:frame presentation:style-name="pr8" draw:layer="layout" svg:width="9.525cm" svg:height="2.886cm" svg:x="1.27cm" svg:y="0.289cm" presentation:class="title" presentation:user-transformed="true">
          <draw:text-box>
            <text:p>Features</text:p>
          </draw:text-box>
        </draw:frame>
        <draw:frame presentation:style-name="pr9" draw:text-style-name="P8" draw:layer="layout" svg:width="24.369cm" svg:height="11.43cm" svg:x="1.033cm" svg:y="3.175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Easy Configuration:</text:span></text:p>
                        <text:list>
                          <text:list-item>
                            <text:list>
                              <text:list-item>
                                <text:p text:style-name="P7"><text:span text:style-name="T5">.ini (GKey) file</text:span></text:p>
                              </text:list-item>
                              <text:list-item>
                                <text:p text:style-name="P7"><text:span text:style-name="T5">Gtk-based UI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7"><text:span text:style-name="T5">Transcoding</text:span></text:p>
                      </text:list-item>
                      <text:list-item>
                        <text:p text:style-name="P7"><text:span text:style-name="T5">Plugin-based architecture</text:span></text:p>
                      </text:list-item>
                      <text:list-item>
                        <text:p text:style-name="P7"><text:span text:style-name="T5">Filtered browsing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4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draw:id="id5">
        <office:forms form:automatic-focus="false" form:apply-design-mode="false"/>
        <draw:frame presentation:style-name="pr8" draw:layer="layout" svg:width="17.269cm" svg:height="2.886cm" svg:x="1.781cm" svg:y="0.289cm" presentation:class="title" presentation:user-transformed="true">
          <draw:text-box>
            <text:p>Plugin-based Architecture</text:p>
          </draw:text-box>
        </draw:frame>
        <draw:frame presentation:style-name="pr11" draw:text-style-name="P8" draw:layer="layout" svg:width="24.369cm" svg:height="11.43cm" svg:x="0.635cm" svg:y="4.329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APIs to ease plugin writing (MediaServer)</text:span></text:p>
                      </text:list-item>
                      <text:list-item>
                        <text:p text:style-name="P7"><text:span text:style-name="T5">Tracker</text:span></text:p>
                      </text:list-item>
                      <text:list-item>
                        <text:p text:style-name="P7"><text:span text:style-name="T5">MediaExport</text:span></text:p>
                      </text:list-item>
                      <text:list-item>
                        <text:p text:style-name="P7"><text:span text:style-name="T5">Mediathek</text:span></text:p>
                      </text:list-item>
                      <text:list-item>
                        <text:p text:style-name="P7"><text:span text:style-name="T5">External (DVBDaemon, PulseAudio &amp; ABC's iView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5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draw:id="id6">
        <office:forms form:automatic-focus="false" form:apply-design-mode="false"/>
        <draw:frame presentation:style-name="pr8" draw:layer="layout" svg:width="20.778cm" svg:height="2.886cm" svg:x="1.447cm" svg:y="0.635cm" presentation:class="title" presentation:user-transformed="true">
          <draw:text-box>
            <text:p>Transcoding</text:p>
          </draw:text-box>
        </draw:frame>
        <draw:frame presentation:style-name="pr12" draw:text-style-name="P8" draw:layer="layout" svg:width="24.369cm" svg:height="11.43cm" svg:x="1.032cm" svg:y="3.175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GStreamer</text:span></text:p>
                        <text:list>
                          <text:list-item>
                            <text:p text:style-name="P7"><text:span text:style-name="T5">decodebin2</text:span></text:p>
                          </text:list-item>
                        </text:list>
                      </text:list-item>
                      <text:list-item>
                        <text:p text:style-name="P7"><text:span text:style-name="T5">Target Profiles</text:span></text:p>
                        <text:list>
                          <text:list-item>
                            <text:p text:style-name="P7"><text:span text:style-name="T5">MPEG TS (mpeg2 video + audio)</text:span></text:p>
                          </text:list-item>
                          <text:list-item>
                            <text:p text:style-name="P7"><text:span text:style-name="T5">MP3</text:span></text:p>
                          </text:list-item>
                          <text:list-item>
                            <text:p text:style-name="P7"><text:span text:style-name="T5">LPCM/L16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6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1T1" presentation:use-footer-name="ftr1" draw:id="id7">
        <office:forms form:automatic-focus="false" form:apply-design-mode="false"/>
        <draw:frame presentation:style-name="pr13" draw:text-style-name="P3" draw:layer="layout" svg:width="13.183cm" svg:height="2.54cm" svg:x="2.057cm" svg:y="0.635cm" presentation:class="title" presentation:user-transformed="true">
          <draw:text-box>
            <text:p text:style-name="P3">Future plans</text:p>
          </draw:text-box>
        </draw:frame>
        <draw:frame presentation:style-name="pr14" draw:text-style-name="P8" draw:layer="layout" svg:width="24.369cm" svg:height="11.89cm" svg:x="1.27cm" svg:y="3.81cm">
          <draw:text-box>
            <text:list text:style-name="L4">
              <text:list-item>
                <text:list>
                  <text:list-item>
                    <text:p text:style-name="P7"><text:span text:style-name="T5">Dynamic network support</text:span></text:p>
                  </text:list-item>
                  <text:list-item>
                    <text:p text:style-name="P7"><text:span text:style-name="T5">MediaRenderer</text:span></text:p>
                    <text:list>
                      <text:list-item>
                        <text:list>
                          <text:list-item>
                            <text:p text:style-name="P7"><text:span text:style-name="T5">GstMediaRenderer</text:span></text:p>
                          </text:list-item>
                          <text:list-item>
                            <text:p text:style-name="P7"><text:span text:style-name="T5">External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5">Better desktop integration</text:span></text:p>
                  </text:list-item>
                  <text:list-item>
                    <text:p text:style-name="P7"><text:span text:style-name="T5">Thumbnails and Album Ar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7" presentation:class="page"/>
          <draw:frame presentation:style-name="pr10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1" presentation:use-footer-name="ftr1" draw:id="id8">
        <office:forms form:automatic-focus="false" form:apply-design-mode="false"/>
        <draw:frame presentation:style-name="pr13" draw:text-style-name="P3" draw:layer="layout" svg:width="18.263cm" svg:height="2.54cm" svg:x="2.057cm" svg:y="0.635cm" presentation:class="title" presentation:user-transformed="true">
          <draw:text-box>
            <text:p text:style-name="P3">Future plans (continued)</text:p>
          </draw:text-box>
        </draw:frame>
        <draw:frame presentation:style-name="pr15" draw:text-style-name="P10" draw:layer="layout" svg:width="24.369cm" svg:height="11.89cm" svg:x="1.27cm" svg:y="3.81cm">
          <draw:text-box>
            <text:list text:style-name="L4">
              <text:list-item>
                <text:list>
                  <text:list-item>
                    <text:p text:style-name="P7"><text:span text:style-name="T5">Fully utilize new Tracker API (Sqarql)</text:span></text:p>
                  </text:list-item>
                  <text:list-item>
                    <text:p text:style-name="P7"><text:span text:style-name="T5">Better DVB integration (Scheduled recording)</text:span></text:p>
                  </text:list-item>
                  <text:list-item>
                    <text:p text:style-name="P7"><text:span text:style-name="T5">~100% DLNA compliance</text:span></text:p>
                  </text:list-item>
                  <text:list-item>
                    <text:p text:style-name="P7"><text:span text:style-name="T5">More plugins</text:span></text:p>
                  </text:list-item>
                  <text:list-item>
                    <text:p text:style-name="P7"><text:span text:style-name="T5">Portability</text:span></text:p>
                  </text:list-item>
                  <text:list-item>
                    <text:p text:style-name="P7"><text:span text:style-name="T5">Searching &amp; uploading etc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8" presentation:class="page"/>
          <draw:frame presentation:style-name="pr10" draw:text-style-name="P9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1" presentation:use-footer-name="ftr1" draw:id="id9">
        <office:forms form:automatic-focus="false" form:apply-design-mode="false"/>
        <draw:frame presentation:style-name="pr16" draw:text-style-name="P3" draw:layer="layout" svg:width="23.912cm" svg:height="3.257cm" svg:x="1.27cm" svg:y="0.553cm" presentation:class="title" presentation:user-transformed="true">
          <draw:text-box>
            <text:p text:style-name="P3">Thanks</text:p>
          </draw:text-box>
        </draw:frame>
        <draw:frame presentation:style-name="pr17" draw:text-style-name="P10" draw:layer="layout" svg:width="24.369cm" svg:height="12.468cm" svg:x="1.031cm" svg:y="4.042cm">
          <draw:text-box>
            <text:list text:style-name="L4">
              <text:list-item>
                <text:list>
                  <text:list-item>
                    <text:p text:style-name="P7"><text:span text:style-name="T5">My empoloyer/manager</text:span></text:p>
                  </text:list-item>
                  <text:list-item>
                    <text:p text:style-name="P7"><text:span text:style-name="T5">Jens Georg</text:span></text:p>
                  </text:list-item>
                  <text:list-item>
                    <text:p text:style-name="P7"><text:span text:style-name="T5">Lennart Poettering</text:span></text:p>
                  </text:list-item>
                  <text:list-item>
                    <text:p text:style-name="P7"><text:span text:style-name="T5">Peter Robinson</text:span></text:p>
                  </text:list-item>
                  <text:list-item>
                    <text:p text:style-name="P7"><text:span text:style-name="T5">Marc-Andre Lureau</text:span></text:p>
                  </text:list-item>
                  <text:list-item>
                    <text:p text:style-name="P7"><text:span text:style-name="T5">James Henstridge</text:span></text:p>
                  </text:list-item>
                  <text:list-item>
                    <text:p text:style-name="P7"><text:span text:style-name="T5">Jürg Billete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9" presentation:class="page"/>
          <draw:frame presentation:style-name="pr10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1T1" presentation:use-footer-name="ftr1" draw:id="id10">
        <office:forms form:automatic-focus="false" form:apply-design-mode="false"/>
        <draw:frame presentation:style-name="pr16" draw:text-style-name="P3" draw:layer="layout" svg:width="23.912cm" svg:height="3.257cm" svg:x="1.27cm" svg:y="0.553cm" presentation:class="title" presentation:user-transformed="true">
          <draw:text-box>
            <text:p text:style-name="P3">Last slide</text:p>
          </draw:text-box>
        </draw:frame>
        <draw:frame presentation:style-name="pr18" draw:text-style-name="P12" draw:layer="layout" svg:width="19.924cm" svg:height="11.43cm" svg:x="2.301cm" svg:y="3.81cm">
          <draw:text-box>
            <text:p text:style-name="P11"><text:span text:style-name="T5">Homepage: </text:span><text:span text:style-name="T5"><text:a xlink:href="http://live.gnome.org/Rygel">http://live.gnome.org/Rygel</text:a></text:span></text:p>
            <text:p text:style-name="P11"><text:span text:style-name="T5">IRC: #gupnp@irc.gimp.org</text:span></text:p>
            <text:p text:style-name="P11"><text:span text:style-name="T5">mailing-list: </text:span><text:span text:style-name="T5"><text:a xlink:href="mailto:rygel-list@gnome.org">rygel-list@gnome.org</text:a></text:span><text:span text:style-name="T5"><text:line-break/></text:span><text:span text:style-name="T5"><text:tab/></text:span><text:span text:style-name="T5"><text:tab/></text:span><text:span text:style-name="T5"> <text:s text:c="2"/>gupnp@o-hand.com</text:span></text:p>
          </draw:text-box>
        </draw:frame>
        <anim:par presentation:node-type="timing-root">
          <anim:par smil:begin="id10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10" presentation:class="page"/>
          <draw:frame presentation:style-name="pr10" draw:text-style-name="P9" draw:layer="layout" svg:width="13.701cm" svg:height="11.957cm" svg:x="2.495cm" svg:y="12.85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05cm" fo:margin-bottom="0.105cm" fo:line-height="100%" fo:text-align="start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092cm" fo:margin-bottom="0.092cm" fo:line-height="100%" fo:text-align="start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0033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05cm" fo:margin-bottom="0.105cm" fo:line-height="100%" fo:text-align="start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092cm" fo:margin-bottom="0.092cm" fo:line-height="100%" fo:text-align="start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letter-kerning="true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33cc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no-wrap" draw:shadow="hidden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040477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90%" fo:text-indent="0cm" style:writing-mode="lr-tb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style:writing-mode="lr-tb"/>
    </style:style>
    <style:style style:name="MP6" style:family="paragraph">
      <style:paragraph-properties text:enable-numbering="false" fo:margin-left="0cm" fo:margin-right="0cm" fo:line-height="100%" fo:text-indent="0cm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100%" fo:text-indent="0cm" style:punctuation-wrap="hanging" style:line-break="stric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Nokia Sans Wide'" style:font-family-generic="swiss" style:font-pitch="variable" fo:font-size="8pt" fo:language="zxx" fo:country="none" style:font-size-asian="8pt" style:font-size-complex="8pt"/>
    </style:style>
    <style:style style:name="MT3" style:family="text">
      <style:text-properties fo:font-family="'Nokia Sans Wide'" style:font-family-generic="swiss" style:font-pitch="variable" fo:font-size="8pt" fo:language="en" fo:country="US" style:font-size-asian="8pt" style:font-size-complex="8pt"/>
    </style:style>
    <style:style style:name="MT4" style:family="text">
      <style:text-properties fo:color="#ffffff" fo:font-family="'Nokia Sans Wide'" style:font-family-generic="swiss" style:font-pitch="variable" fo:font-size="8pt" fo:language="zxx" fo:country="none" style:font-size-asian="8pt" style:font-size-complex="8pt"/>
    </style:style>
    <style:style style:name="MT5" style:family="text">
      <style:text-properties fo:color="#ffffff" fo:font-family="'Nokia Sans Wide'" style:font-family-generic="swiss" style:font-pitch="variable" fo:font-size="12pt" style:font-size-asian="12pt" style:font-size-complex="12pt"/>
    </style:style>
    <style:style style:name="MT6" style:family="text">
      <style:text-properties fo:color="#ffffff" fo:font-family="'Nokia Sans Wide'" style:font-family-generic="swiss" style:font-pitch="variable" fo:font-size="8pt" fo:language="en" fo:country="GB" style:font-size-asian="8pt" style:font-size-complex="8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54cm" svg:height="4.526cm" svg:x="1.869cm" svg:y="3.943cm" draw:page-number="1"/>
      <draw:page-thumbnail draw:layer="backgroundobjects" svg:width="6.54cm" svg:height="4.526cm" svg:x="10.279cm" svg:y="3.943cm"/>
      <draw:page-thumbnail draw:layer="backgroundobjects" svg:width="6.54cm" svg:height="4.526cm" svg:x="1.869cm" svg:y="11.23cm"/>
      <draw:page-thumbnail draw:layer="backgroundobjects" svg:width="6.54cm" svg:height="4.526cm" svg:x="10.279cm" svg:y="11.23cm"/>
      <draw:page-thumbnail draw:layer="backgroundobjects" svg:width="6.54cm" svg:height="4.526cm" svg:x="1.869cm" svg:y="18.517cm"/>
      <draw:page-thumbnail draw:layer="backgroundobjects" svg:width="6.54cm" svg:height="4.526cm" svg:x="10.279cm" svg:y="18.517cm"/>
      <draw:frame draw:style-name="Mgr1" draw:text-style-name="MP1" draw:layer="backgroundobjects" svg:width="8.11cm" svg:height="1.3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1cm" svg:height="1.348cm" svg:x="10.579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1cm" svg:height="1.348cm" svg:x="0cm" svg:y="25.64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1cm" svg:height="1.348cm" svg:x="10.579cm" svg:y="25.64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6.493cm" svg:height="3.136cm" svg:x="0.511cm" svg:y="-0.001cm" presentation:class="title" presentation:placeholder="true">
        <draw:text-box/>
      </draw:frame>
      <draw:frame presentation:style-name="Default-outline1" draw:layer="backgroundobjects" svg:width="26.498cm" svg:height="12.573cm" svg:x="0.538cm" svg:y="3.135cm" presentation:class="outline" presentation:placeholder="true">
        <draw:text-box/>
      </draw:frame>
      <draw:frame presentation:style-name="Mpr1" draw:text-style-name="MP3" draw:layer="backgroundobjects" svg:width="11.765cm" svg:height="0.551cm" svg:x="1.52cm" svg:y="18.124cm" presentation:class="footer">
        <draw:text-box>
          <text:p text:style-name="MP3"><text:span text:style-name="MT2"><presentation:footer/></text:span></text:p>
        </draw:text-box>
      </draw:frame>
      <draw:g>
        <draw:frame draw:style-name="Mgr3" draw:text-style-name="MP4" draw:layer="backgroundobjects" svg:width="3.303cm" svg:height="0.525cm" svg:x="23.433cm" svg:y="17.749cm">
          <draw:image xlink:href="Pictures/10000201000001860000003E5F669C90.png" xlink:type="simple" xlink:show="embed" xlink:actuate="onLoad">
            <text:p/>
          </draw:image>
        </draw:frame>
        <draw:custom-shape draw:style-name="Mgr4" draw:text-style-name="MP5" draw:layer="backgroundobjects" svg:width="4.86cm" svg:height="2.073cm" svg:x="22.657cm" svg:y="16.977cm">
          <text:p/>
          <draw:enhanced-geometry svg:viewBox="0 0 21600 21600" draw:type="rectangle" draw:enhanced-path="M 0 0 L 21600 0 21600 21600 0 21600 0 0 Z N"/>
        </draw:custom-shape>
      </draw:g>
      <draw:frame presentation:style-name="Mpr2" draw:text-style-name="MP6" draw:layer="backgroundobjects" svg:width="1.036cm" svg:height="0.599cm" svg:x="0.494cm" svg:y="18.106cm" presentation:class="page-number">
        <draw:text-box>
          <text:p text:style-name="MP6"><text:span text:style-name="MT3"><text:page-number>&lt;number&gt;</text:page-number></text:span></text:p>
        </draw:text-box>
      </draw:frame>
      <presentation:notes style:page-layout-name="PM0">
        <draw:rect draw:style-name="Mgr5" draw:text-style-name="MP7" draw:layer="backgroundobjects" svg:width="18.69cm" svg:height="26.99cm" svg:x="0cm" svg:y="0cm">
          <text:p/>
        </draw:rect>
        <draw:frame presentation:style-name="Default-notes" draw:layer="backgroundobjects" svg:width="13.701cm" svg:height="12.207cm" svg:x="2.495cm" svg:y="12.859cm" presentation:class="notes" presentation:placeholder="true">
          <draw:text-box/>
        </draw:frame>
        <draw:page-thumbnail presentation:style-name="Default-title" draw:layer="backgroundobjects" svg:width="13.648cm" svg:height="9.455cm" svg:x="2.522cm" svg:y="2.346cm" presentation:class="page"/>
      </presentation:notes>
    </style:master-page>
    <style:master-page style:name="Title1" style:page-layout-name="PM1" draw:style-name="Mdp2">
      <draw:frame presentation:style-name="Title1-title" draw:layer="backgroundobjects" svg:width="19.72cm" svg:height="6.025cm" svg:x="0.516cm" svg:y="4.374cm" presentation:class="title" presentation:placeholder="true">
        <draw:text-box/>
      </draw:frame>
      <draw:frame presentation:style-name="Mpr3" draw:text-style-name="MP3" draw:layer="backgroundobjects" svg:width="11.765cm" svg:height="0.551cm" svg:x="1.626cm" svg:y="18.124cm" presentation:class="footer">
        <draw:text-box>
          <text:p text:style-name="MP3"><text:span text:style-name="MT4"><presentation:footer/></text:span></text:p>
        </draw:text-box>
      </draw:frame>
      <draw:custom-shape draw:style-name="Mgr6" draw:text-style-name="MP5" draw:layer="backgroundobjects" svg:width="8.458cm" svg:height="0.768cm" svg:x="0.595cm" svg:y="17.427cm">
        <text:p text:style-name="MP8"><text:span text:style-name="MT5">Company Confidential</text:span></text:p>
        <draw:enhanced-geometry svg:viewBox="0 0 21600 21600" draw:type="mso-spt202" draw:enhanced-path="M 0 0 L 21600 0 21600 21600 0 21600 0 0 Z N"/>
      </draw:custom-shape>
      <draw:g>
        <draw:frame draw:style-name="Mgr3" draw:text-style-name="MP4" draw:layer="backgroundobjects" svg:width="3.303cm" svg:height="0.525cm" svg:x="23.438cm" svg:y="9cm">
          <draw:image xlink:href="Pictures/10000201000001860000003E23029A84.png" xlink:type="simple" xlink:show="embed" xlink:actuate="onLoad">
            <text:p/>
          </draw:image>
        </draw:frame>
        <draw:custom-shape draw:style-name="Mgr4" draw:text-style-name="MP5" draw:layer="backgroundobjects" svg:width="4.86cm" svg:height="2.072cm" svg:x="22.657cm" svg:y="8.229cm">
          <text:p/>
          <draw:enhanced-geometry svg:viewBox="0 0 21600 21600" draw:type="rectangle" draw:enhanced-path="M 0 0 L 21600 0 21600 21600 0 21600 0 0 Z N"/>
        </draw:custom-shape>
      </draw:g>
      <draw:frame presentation:style-name="Mpr4" draw:text-style-name="MP6" draw:layer="backgroundobjects" svg:width="1.036cm" svg:height="0.599cm" svg:x="0.6cm" svg:y="18.106cm" presentation:class="page-number">
        <draw:text-box>
          <text:p text:style-name="MP6"><text:span text:style-name="MT6"><text:page-number>&lt;number&gt;</text:page-number></text:span></text:p>
        </draw:text-box>
      </draw:frame>
      <presentation:notes style:page-layout-name="PM0">
        <draw:rect draw:style-name="Mgr5" draw:text-style-name="MP7" draw:layer="backgroundobjects" svg:width="18.69cm" svg:height="26.99cm" svg:x="0cm" svg:y="0cm">
          <text:p/>
        </draw:rect>
        <draw:frame presentation:style-name="Title1-notes" draw:layer="backgroundobjects" svg:width="13.701cm" svg:height="12.207cm" svg:x="2.495cm" svg:y="12.859cm" presentation:class="notes" presentation:placeholder="true">
          <draw:text-box/>
        </draw:frame>
        <draw:page-thumbnail presentation:style-name="Title1-title" draw:layer="backgroundobjects" svg:width="13.648cm" svg:height="9.455cm" svg:x="2.522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1$Build-9399</meta:generator>
    <dc:title>Slide 1</dc:title>
    <meta:initial-creator>Ali Zeeshan</meta:initial-creator>
    <meta:creation-date>2008-11-05T17:04:19</meta:creation-date>
    <dc:creator>Zeeshan (Khattak)</dc:creator>
    <dc:date>2009-07-06T20:08:29</dc:date>
    <meta:print-date>1998-09-04T10:04:32</meta:print-date>
    <meta:editing-cycles>217</meta:editing-cycles>
    <meta:editing-duration>PT31H30M19S</meta:editing-duration>
    <meta:document-statistic meta:object-count="71"/>
    <meta:user-defined meta:name="Info 1"/>
    <meta:user-defined meta:name="Info 2"/>
    <meta:user-defined meta:name="Info 3"/>
    <meta:user-defined meta:name="Info 4"/>
  </office:meta>
</office:document-meta>
</file>